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Object 1/content.xml" manifest:media-type="text/xml"/>
  <manifest:file-entry manifest:full-path="Object 1/Object 1/meta.xml" manifest:media-type="text/xml"/>
  <manifest:file-entry manifest:full-path="Object 1/Object 1/styles.xml" manifest:media-type="text/xml"/>
  <manifest:file-entry manifest:full-path="Object 1/Object 1/" manifest:media-type="application/vnd.oasis.opendocument.char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2b30" officeooo:paragraph-rsid="000d2b30"/>
    </style:style>
    <style:style style:name="P2" style:family="paragraph" style:parent-style-name="Text_20_body">
      <style:text-properties officeooo:rsid="000d2b30" officeooo:paragraph-rsid="001076e1"/>
    </style:style>
    <style:style style:name="P3" style:family="paragraph" style:parent-style-name="Text_20_body">
      <style:text-properties officeooo:rsid="001076e1" officeooo:paragraph-rsid="001076e1"/>
    </style:style>
    <style:style style:name="P4" style:family="paragraph" style:parent-style-name="Text_20_body">
      <style:text-properties officeooo:rsid="00109fbd" officeooo:paragraph-rsid="00109fbd"/>
    </style:style>
    <style:style style:name="P5" style:family="paragraph" style:parent-style-name="Text_20_body">
      <style:text-properties officeooo:rsid="001444ff" officeooo:paragraph-rsid="001444ff"/>
    </style:style>
    <style:style style:name="P6" style:family="paragraph" style:parent-style-name="Standard">
      <style:text-properties fo:language="en" fo:country="US" officeooo:rsid="00080703" officeooo:paragraph-rsid="00080703"/>
    </style:style>
    <style:style style:name="P7" style:family="paragraph" style:parent-style-name="Standard">
      <style:text-properties fo:language="en" fo:country="US" officeooo:rsid="00080703" officeooo:paragraph-rsid="002268b7"/>
    </style:style>
    <style:style style:name="P8" style:family="paragraph" style:parent-style-name="Standard">
      <style:text-properties fo:language="en" fo:country="US" officeooo:rsid="0009a730" officeooo:paragraph-rsid="0009a730"/>
    </style:style>
    <style:style style:name="P9" style:family="paragraph" style:parent-style-name="Standard">
      <style:text-properties fo:language="en" fo:country="US" officeooo:rsid="000a6093" officeooo:paragraph-rsid="000a6093"/>
    </style:style>
    <style:style style:name="P10" style:family="paragraph" style:parent-style-name="Standard">
      <style:text-properties fo:language="en" fo:country="US" fo:font-weight="bold" officeooo:rsid="00080703" officeooo:paragraph-rsid="00080703" style:font-weight-asian="bold" style:font-weight-complex="bold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officeooo:rsid="0009a730"/>
    </style:style>
    <style:style style:name="T2" style:family="text">
      <style:text-properties officeooo:rsid="000a6093"/>
    </style:style>
    <style:style style:name="T3" style:family="text">
      <style:text-properties officeooo:rsid="000bf625"/>
    </style:style>
    <style:style style:name="T4" style:family="text">
      <style:text-properties officeooo:rsid="000d2b30"/>
    </style:style>
    <style:style style:name="T5" style:family="text">
      <style:text-properties officeooo:rsid="001076e1"/>
    </style:style>
    <style:style style:name="T6" style:family="text">
      <style:text-properties officeooo:rsid="0015651e"/>
    </style:style>
    <style:style style:name="T7" style:family="text">
      <style:text-properties officeooo:rsid="0021fd60"/>
    </style:style>
    <style:style style:name="T8" style:family="text">
      <style:text-properties officeooo:rsid="0024bf0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etworked Systems and Services, Fall 2017</text:p>
      <text:p text:style-name="P10">Forward error correction assignment</text:p>
      <text:p text:style-name="P10">Axel Wikström 014312988</text:p>
      <text:p text:style-name="P6"/>
      <text:p text:style-name="P7">My FEC implementation adds a header to the UDP packets to keep track of the data. The header contains a 8-byte sequence number followed by a data length byte. The data length byte is used to signal the end of the transmission. It is also used in the XOR scheme <text:span text:style-name="T1">to determine the</text:span> <text:span text:style-name="T1">length of the last recovered B-packet. The data length byte is zero when there is more data to follow. The data length byte being greater than zero indicates the end of the transmission.</text:span></text:p>
      <text:p text:style-name="P6"/>
      <text:p text:style-name="P8">In the repeat scheme, the receiver simply keeps track of the next sequence number, and ignores all other packets that do not match it.</text:p>
      <text:p text:style-name="P8"/>
      <text:p text:style-name="P8">In the XOR scheme, the receiver <text:span text:style-name="T2">uses a “receive window” with three buffers. When the A and B data packets of the current window have been determined, the window is forwarded to the next ABC group. All packets outside the window are ignored. The packet type (A, B or C) is determined from the sequence number.</text:span></text:p>
      <text:p text:style-name="P8"/>
      <text:p text:style-name="P9">The XOR scheme has a few corner cases when the transmission ends. If the last packet is an A-packet, it is simply repeated three times for added redundancy. When the last B packet does not fill up all 100 bytes, its length is encoded into <text:span text:style-name="T3">its header of the B and C packets. When forming the data of the C packet by XORing, the missing bytes from B packet are replaced by zeroes. When recovering the last B packet from the A and C packets, its length can then be determined from the header of the C packet.</text:span></text:p>
      <text:p text:style-name="P9"/>
      <text:h text:style-name="Heading_20_3" text:outline-level="3">Program <text:span text:style-name="T4">usage</text:span></text:h>
      <text:p text:style-name="P2"><text:span text:style-name="Source_20_Text">sender.py</text:span> reads the data from stdin. <text:span text:style-name="T5">The probability of packet being dropped can be specified with the </text:span><text:span text:style-name="Source_20_Text"><text:span text:style-name="T5">--drop-chance</text:span></text:span><text:span text:style-name="T5"> option.</text:span></text:p>
      <text:p text:style-name="P2"><text:span text:style-name="Source_20_Text"><text:span text:style-name="T5">receiver.py</text:span></text:span><text:span text:style-name="T5"> writes data to stdout by default, but a file can be specified with the </text:span><text:span text:style-name="Source_20_Text"><text:span text:style-name="T5">-o</text:span></text:span><text:span text:style-name="T5"> option.</text:span></text:p>
      <text:p text:style-name="P1">By default the repeat scheme is used. To use the XOR scheme, the <text:span text:style-name="Source_20_Text">--use-xor</text:span> <text:span text:style-name="T5">option</text:span> can be passed to both programs.</text:p>
      <text:p text:style-name="P3">The unit tests in <text:span text:style-name="Source_20_Text">test.py</text:span> can be run with <text:span text:style-name="Source_20_Text">python -m unittest</text:span></text:p>
      <text:h text:style-name="P11" text:outline-level="3">Benchmark</text:h>
      <text:p text:style-name="P3">I wrote the <text:span text:style-name="Source_20_Text">benchmark.py </text:span>utility to test the performance of the schemes.</text:p>
      <text:p text:style-name="P4">A 1KiB file was transferred 50 times for each tested drop rate.</text:p>
      <text:p text:style-name="P5">The table show<text:span text:style-name="T8">s</text:span> how much of the transfers succeeded with the specified rates.</text:p>
      <text:p text:style-name="P4"><draw:frame draw:style-name="fr1" draw:name="Object1" text:anchor-type="paragraph" svg:x="-1.995cm" svg:y="-0.06cm" svg:width="21.001cm" svg:height="7.8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It can be seen that the repeat scheme performs better when the drop rate is increased. <text:span text:style-name="T6">This seems natural, since the repeat scheme sends more redundant data. The code rate for the repeat scheme is 1/3, while it is 2/3 for the XOR sche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Mono" style:font-family-asian="'WenQuanYi Zen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2:03:09.229548661</meta:creation-date>
    <dc:date>2017-09-24T01:23:07.609884145</dc:date>
    <meta:editing-duration>PT1H27M13S</meta:editing-duration>
    <meta:editing-cycles>20</meta:editing-cycles>
    <meta:generator>LibreOffice/5.3.6.1$Linux_X86_64 LibreOffice_project/30m0$Build-1</meta:generator>
    <meta:document-statistic meta:table-count="0" meta:image-count="0" meta:object-count="1" meta:page-count="2" meta:paragraph-count="17" meta:word-count="432" meta:character-count="2371" meta:non-whitespace-character-count="1958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32cm" svg:height="8.867cm" xlink:href=".." xlink:type="simple" chart:class="chart:line" chart:style-name="ch1">
        <chart:legend chart:legend-position="end" svg:x="28.203cm" svg:y="3.938cm" style:legend-expansion="high" chart:style-name="ch2"/>
        <chart:plot-area chart:style-name="ch3" table:cell-range-address="Sheet1.A2:Sheet1.N4" chart:data-source-has-labels="both" svg:x="1.571cm" svg:y="0.177cm" svg:width="26.02cm" svg:height="7.584cm">
          <chartooo:coordinate-region svg:x="3.092cm" svg:y="0.35cm" svg:width="23.677cm" svg:height="6.817cm"/>
          <chart:axis chart:dimension="x" chart:name="primary-x" chart:style-name="ch4" chartooo:axis-type="auto">
            <chartooo:date-scale/>
            <chart:title svg:x="13.346cm" svg:y="7.938cm" chart:style-name="ch5">
              <text:p>Packet drop rate</text:p>
            </chart:title>
            <chart:categories table:cell-range-address="Sheet1.B2:Sheet1.N2"/>
          </chart:axis>
          <chart:axis chart:dimension="y" chart:name="primary-y" chart:style-name="ch6">
            <chart:title svg:x="0.451cm" svg:y="5.243cm" chart:style-name="ch7">
              <text:p>Transfer success</text:p>
            </chart:title>
            <chart:grid chart:style-name="ch8" chart:class="major"/>
          </chart:axis>
          <chart:series chart:style-name="ch9" chart:values-cell-range-address="Sheet1.B3:Sheet1.N3" chart:label-cell-address="Sheet1.A3:Sheet1.A3" chart:class="chart:line">
            <chart:data-point chart:repeated="13"/>
          </chart:series>
          <chart:series chart:style-name="ch10" chart:values-cell-range-address="Sheet1.B4:Sheet1.N4" chart:label-cell-address="Sheet1.A4:Sheet1.A4" chart:class="chart:line">
            <chart:data-point chart:repeated="4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Sheet1.B2:Sheet1.N2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</table:table-row>
          </table:table-header-rows>
          <table:table-rows>
            <table:table-row>
              <table:table-cell office:value-type="string">
                <text:p>Repeat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N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  <table:table-cell office:value-type="float" office:value="0.76">
                <text:p>0.76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OR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N4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78">
                <text:p>0.78</text:p>
              </table:table-cell>
              <table:table-cell office:value-type="float" office:value="0.56">
                <text:p>0.56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ext-properties fo:font-size="12pt" style:font-size-asian="12pt" style:font-size-complex="12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6.31mm" svg:height="88.66mm" svg:x="3.8mm" svg:y="27.97mm">
            <loext:p draw:notify-on-update-of-ranges="Sheet1.B2:Sheet1.N2 Sheet1.A3:Sheet1.A3 Sheet1.B3:Sheet1.N3 Sheet1.A4:Sheet1.A4 Sheet1.B4:Sheet1.N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13" table:default-cell-style-name="ce7"/>
        <table:table-column table:style-name="co1" table:number-columns-repeated="1010" table:default-cell-style-name="Default"/>
        <table:table-row table:style-name="ro1">
          <table:table-cell/>
          <table:table-cell table:style-name="ce4" table:number-columns-repeated="13"/>
          <table:table-cell table:number-columns-repeated="1010"/>
        </table:table-row>
        <table:table-row table:style-name="ro1">
          <table:table-cell table:style-name="ce5" office:value-type="string" calcext:value-type="string">
            <text:p>Drop rate</text:p>
          </table:table-cell>
          <table:table-cell table:style-name="ce6" office:value-type="percentage" office:value="0.01" calcext:value-type="percentage">
            <text:p>1,00 %</text:p>
          </table:table-cell>
          <table:table-cell table:style-name="ce6" office:value-type="percentage" office:value="0.05" calcext:value-type="percentage">
            <text:p>5,00 %</text:p>
          </table:table-cell>
          <table:table-cell table:style-name="ce6" office:value-type="percentage" office:value="0.1" calcext:value-type="percentage">
            <text:p>10,00 %</text:p>
          </table:table-cell>
          <table:table-cell table:style-name="ce6" office:value-type="percentage" office:value="0.15" calcext:value-type="percentage">
            <text:p>15,00 %</text:p>
          </table:table-cell>
          <table:table-cell table:style-name="ce6" office:value-type="percentage" office:value="0.2" calcext:value-type="percentage">
            <text:p>20,00 %</text:p>
          </table:table-cell>
          <table:table-cell table:style-name="ce6" office:value-type="percentage" office:value="0.25" calcext:value-type="percentage">
            <text:p>25,00 %</text:p>
          </table:table-cell>
          <table:table-cell table:style-name="ce6" office:value-type="percentage" office:value="0.3" calcext:value-type="percentage">
            <text:p>30,00 %</text:p>
          </table:table-cell>
          <table:table-cell table:style-name="ce6" office:value-type="percentage" office:value="0.35" calcext:value-type="percentage">
            <text:p>35,00 %</text:p>
          </table:table-cell>
          <table:table-cell table:style-name="ce6" office:value-type="percentage" office:value="0.4" calcext:value-type="percentage">
            <text:p>40,00 %</text:p>
          </table:table-cell>
          <table:table-cell table:style-name="ce6" office:value-type="percentage" office:value="0.45" calcext:value-type="percentage">
            <text:p>45,00 %</text:p>
          </table:table-cell>
          <table:table-cell table:style-name="ce6" office:value-type="percentage" office:value="0.5" calcext:value-type="percentage">
            <text:p>50,00 %</text:p>
          </table:table-cell>
          <table:table-cell table:style-name="ce6" office:value-type="percentage" office:value="0.55" calcext:value-type="percentage">
            <text:p>55,00 %</text:p>
          </table:table-cell>
          <table:table-cell table:style-name="ce6" office:value-type="percentage" office:value="0.6" calcext:value-type="percentage">
            <text:p>60,00 %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Repeat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number-columns-repeated="2" office:value-type="percentage" office:value="0.97" calcext:value-type="percentage">
            <text:p>97,00 %</text:p>
          </table:table-cell>
          <table:table-cell office:value-type="percentage" office:value="0.9" calcext:value-type="percentage">
            <text:p>90,00 %</text:p>
          </table:table-cell>
          <table:table-cell office:value-type="percentage" office:value="0.86" calcext:value-type="percentage">
            <text:p>86,00 %</text:p>
          </table:table-cell>
          <table:table-cell office:value-type="percentage" office:value="0.76" calcext:value-type="percentage">
            <text:p>76,00 %</text:p>
          </table:table-cell>
          <table:table-cell office:value-type="percentage" office:value="0.62" calcext:value-type="percentage">
            <text:p>62,00 %</text:p>
          </table:table-cell>
          <table:table-cell office:value-type="percentage" office:value="0.54" calcext:value-type="percentage">
            <text:p>54,00 %</text:p>
          </table:table-cell>
          <table:table-cell office:value-type="percentage" office:value="0.28" calcext:value-type="percentage">
            <text:p>28,00 %</text:p>
          </table:table-cell>
          <table:table-cell office:value-type="percentage" office:value="0.19" calcext:value-type="percentage">
            <text:p>19,00 %</text:p>
          </table:table-cell>
          <table:table-cell office:value-type="percentage" office:value="0.1" calcext:value-type="percentage">
            <text:p>10,00 %</text:p>
          </table:table-cell>
          <table:table-cell office:value-type="percentage" office:value="0.02" calcext:value-type="percentage">
            <text:p>2,00 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OR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98" calcext:value-type="percentage">
            <text:p>98,00 %</text:p>
          </table:table-cell>
          <table:table-cell office:value-type="percentage" office:value="0.94" calcext:value-type="percentage">
            <text:p>94,00 %</text:p>
          </table:table-cell>
          <table:table-cell office:value-type="percentage" office:value="0.78" calcext:value-type="percentage">
            <text:p>78,00 %</text:p>
          </table:table-cell>
          <table:table-cell office:value-type="percentage" office:value="0.56" calcext:value-type="percentage">
            <text:p>56,00 %</text:p>
          </table:table-cell>
          <table:table-cell office:value-type="percentage" office:value="0.32" calcext:value-type="percentage">
            <text:p>32,00 %</text:p>
          </table:table-cell>
          <table:table-cell office:value-type="percentage" office:value="0.34" calcext:value-type="percentage">
            <text:p>34,00 %</text:p>
          </table:table-cell>
          <table:table-cell office:value-type="percentage" office:value="0.22" calcext:value-type="percentage">
            <text:p>22,00 %</text:p>
          </table:table-cell>
          <table:table-cell office:value-type="percentage" office:value="0.08" calcext:value-type="percentage">
            <text:p>8,00 %</text:p>
          </table:table-cell>
          <table:table-cell office:value-type="percentage" office:value="0.04" calcext:value-type="percentage">
            <text:p>4,00 %</text:p>
          </table:table-cell>
          <table:table-cell office:value-type="percentage" office:value="0.06" calcext:value-type="percentage">
            <text:p>6,00 %</text:p>
          </table:table-cell>
          <table:table-cell office:value-type="percentage" office:value="0.02" calcext:value-type="percentage">
            <text:p>2,00 %</text:p>
          </table:table-cell>
          <table:table-cell office:value-type="percentage" office:value="0" calcext:value-type="percentage">
            <text:p>0,00 %</text:p>
          </table:table-cell>
          <table:table-cell table:number-columns-repeated="101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.00.0000</text:date>, <text:time style:data-style-name="N2" text:time-value="00:29:53.539845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